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3894in" svg:y="0.2587in">
            <draw:object draw:notify-on-update-of-ranges="Sheet1.B2:Sheet1.B2 Sheet1.B3:Sheet1.B8 Sheet1.C2:Sheet1.C2 Sheet1.C3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gap(mm)</text:p>
          </table:table-cell>
          <table:table-cell office:value-type="string" calcext:value-type="string">
            <text:p>hall read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.6-[.A3]" office:value-type="float" office:value="4.6" calcext:value-type="float">
            <text:p>4.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4.6-[.A4]" office:value-type="float" office:value="4.03" calcext:value-type="float">
            <text:p>4.0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table:formula="of:=4.6-[.A5]" office:value-type="float" office:value="3.23" calcext:value-type="float">
            <text:p>3.2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table:formula="of:=4.6-[.A6]" office:value-type="float" office:value="2.17" calcext:value-type="float">
            <text:p>2.1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table:formula="of:=4.6-[.A7]" office:value-type="float" office:value="1.18" calcext:value-type="float">
            <text:p>1.1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4.6-[.A8]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4:56:30.893321078</meta:creation-date>
    <dc:date>2022-04-08T15:03:45.666373967</dc:date>
    <meta:editing-duration>PT7M16S</meta:editing-duration>
    <meta:editing-cycles>3</meta:editing-cycles>
    <meta:generator>LibreOffice/6.4.7.2$Linux_X86_64 LibreOffice_project/40$Build-2</meta:generator>
    <meta:document-statistic meta:table-count="1" meta:cell-count="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:Sheet1.C8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3">
            <chart:title svg:x="7.733cm" svg:y="8.019cm" chart:style-name="ch4">
              <text:p>Gap (mm)</text:p>
            </chart:title>
          </chart:axis>
          <chart:axis chart:dimension="y" chart:name="primary-y" chart:style-name="ch3">
            <chart:title svg:x="0.451cm" svg:y="5.601cm" chart:style-name="ch5">
              <text:p>Hall reading (n/1023)</text:p>
            </chart:title>
            <chart:grid chart:style-name="ch6" chart:class="major"/>
          </chart:axis>
          <chart:series chart:style-name="ch7" chart:values-cell-range-address="Sheet1.C3:Sheet1.C8" chart:label-cell-address="Sheet1.C2:Sheet1.C2" chart:class="chart:scatter">
            <chart:domain table:cell-range-address="Sheet1.B3:Sheet1.B8"/>
            <chart:regression-curve chart:style-name="ch8">
              <chart:equation chart:display-equation="true" chart:display-r-square="false" svg:x="4.722cm" svg:y="1.065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l reading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">
                <text:p>4.6</text:p>
                <draw:g>
                  <svg:desc>Sheet1.B3:Sheet1.B8</svg:desc>
                </draw:g>
              </table:table-cell>
              <table:table-cell office:value-type="float" office:value="547">
                <text:p>547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3">
                <text:p>4.0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3">
                <text:p>3.2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7">
                <text:p>2.1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8">
                <text:p>1.1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88">
                <text:p>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